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</text:span><text:span text:style-name="T4">7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форматирование виртуального диска на 512 килобайт;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D</text:span>-форматирование виртуального<text:span text:style-name="T1"> </text:span>диска на 768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oft-page-break/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заголовка. Для </text:span><text:span text:style-name="T3">FDI </text:span><text:span text:style-name="T8">образов делается проверка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30T00:03:42.29</dc:date>
    <meta:editing-duration>PT27H30M09S</meta:editing-duration>
    <meta:editing-cycles>71</meta:editing-cycles>
    <meta:generator>OpenOffice.org/3.2$Win32 OpenOffice.org_project/320m18$Build-9502</meta:generator>
    <meta:document-statistic meta:table-count="0" meta:image-count="0" meta:object-count="0" meta:page-count="3" meta:paragraph-count="84" meta:word-count="1109" meta:character-count="8228"/>
  </office:meta>
</office:document-meta>
</file>